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624" calcext:value-type="float">
            <text:p>133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528" calcext:value-type="float">
            <text:p>133.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4216" calcext:value-type="float">
            <text:p>133.5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6888" calcext:value-type="float">
            <text:p>133.5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4048" calcext:value-type="float">
            <text:p>133.7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5176" calcext:value-type="float">
            <text:p>133.6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7368" calcext:value-type="float">
            <text:p>133.6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8912" calcext:value-type="float">
            <text:p>133.7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9936" calcext:value-type="float">
            <text:p>133.5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7744" calcext:value-type="float">
            <text:p>133.5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4216" calcext:value-type="float">
            <text:p>133.5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6888" calcext:value-type="float">
            <text:p>133.5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0312" calcext:value-type="float">
            <text:p>133.5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8496" calcext:value-type="float">
            <text:p>133.5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1064" calcext:value-type="float">
            <text:p>133.4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192" calcext:value-type="float">
            <text:p>133.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0792" calcext:value-type="float">
            <text:p>133.5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1648" calcext:value-type="float">
            <text:p>133.5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528" calcext:value-type="float">
            <text:p>133.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5928" calcext:value-type="float">
            <text:p>133.5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0312" calcext:value-type="float">
            <text:p>133.5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6992" calcext:value-type="float">
            <text:p>133.6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0792" calcext:value-type="float">
            <text:p>133.5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8496" calcext:value-type="float">
            <text:p>133.5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1168" calcext:value-type="float">
            <text:p>133.5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0792" calcext:value-type="float">
            <text:p>133.5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004" calcext:value-type="float">
            <text:p>133.6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1648" calcext:value-type="float">
            <text:p>133.5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2504" calcext:value-type="float">
            <text:p>133.5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004" calcext:value-type="float">
            <text:p>133.6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1648" calcext:value-type="float">
            <text:p>133.5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7848" calcext:value-type="float">
            <text:p>133.6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0792" calcext:value-type="float">
            <text:p>133.5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5448" calcext:value-type="float">
            <text:p>133.5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8496" calcext:value-type="float">
            <text:p>133.5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5448" calcext:value-type="float">
            <text:p>133.5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4112" calcext:value-type="float">
            <text:p>133.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6888" calcext:value-type="float">
            <text:p>133.5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4008" calcext:value-type="float">
            <text:p>133.4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0688" calcext:value-type="float">
            <text:p>133.5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4112" calcext:value-type="float">
            <text:p>133.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656" calcext:value-type="float">
            <text:p>133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0896" calcext:value-type="float">
            <text:p>133.6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8016" calcext:value-type="float">
            <text:p>133.4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288" calcext:value-type="float">
            <text:p>133.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656" calcext:value-type="float">
            <text:p>133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86" calcext:value-type="float">
            <text:p>133.5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2128" calcext:value-type="float">
            <text:p>133.6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9248" calcext:value-type="float">
            <text:p>133.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5448" calcext:value-type="float">
            <text:p>133.5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8496" calcext:value-type="float">
            <text:p>133.5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9184" calcext:value-type="float">
            <text:p>133.6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2504" calcext:value-type="float">
            <text:p>133.5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5448" calcext:value-type="float">
            <text:p>133.5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86" calcext:value-type="float">
            <text:p>133.5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8976" calcext:value-type="float">
            <text:p>133.5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1272" calcext:value-type="float">
            <text:p>133.6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2712" calcext:value-type="float">
            <text:p>133.7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956" calcext:value-type="float">
            <text:p>133.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2608" calcext:value-type="float">
            <text:p>133.6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86" calcext:value-type="float">
            <text:p>133.5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336" calcext:value-type="float">
            <text:p>133.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6512" calcext:value-type="float">
            <text:p>133.6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0312" calcext:value-type="float">
            <text:p>133.5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4968" calcext:value-type="float">
            <text:p>133.4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1168" calcext:value-type="float">
            <text:p>133.5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4592" calcext:value-type="float">
            <text:p>133.5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1168" calcext:value-type="float">
            <text:p>133.5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5176" calcext:value-type="float">
            <text:p>133.6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2128" calcext:value-type="float">
            <text:p>133.6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4696" calcext:value-type="float">
            <text:p>133.5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764" calcext:value-type="float">
            <text:p>133.5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5176" calcext:value-type="float">
            <text:p>133.6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8976" calcext:value-type="float">
            <text:p>133.5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6304" calcext:value-type="float">
            <text:p>133.4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0688" calcext:value-type="float">
            <text:p>133.5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6408" calcext:value-type="float">
            <text:p>133.5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8872" calcext:value-type="float">
            <text:p>133.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8496" calcext:value-type="float">
            <text:p>133.5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0792" calcext:value-type="float">
            <text:p>133.5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3736" calcext:value-type="float">
            <text:p>133.5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6408" calcext:value-type="float">
            <text:p>133.5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9664" calcext:value-type="float">
            <text:p>133.7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2608" calcext:value-type="float">
            <text:p>133.6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8808" calcext:value-type="float">
            <text:p>133.7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8976" calcext:value-type="float">
            <text:p>133.5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0144" calcext:value-type="float">
            <text:p>133.7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052" calcext:value-type="float">
            <text:p>133.7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8328" calcext:value-type="float">
            <text:p>133.6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052" calcext:value-type="float">
            <text:p>133.7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7368" calcext:value-type="float">
            <text:p>133.6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2504" calcext:value-type="float">
            <text:p>133.5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8328" calcext:value-type="float">
            <text:p>133.6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908" calcext:value-type="float">
            <text:p>133.6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4696" calcext:value-type="float">
            <text:p>133.5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7848" calcext:value-type="float">
            <text:p>133.6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1648" calcext:value-type="float">
            <text:p>133.5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4696" calcext:value-type="float">
            <text:p>133.5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6136" calcext:value-type="float">
            <text:p>133.6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4048" calcext:value-type="float">
            <text:p>133.7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8328" calcext:value-type="float">
            <text:p>133.6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4696" calcext:value-type="float">
            <text:p>133.5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2984" calcext:value-type="float">
            <text:p>133.6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7472" calcext:value-type="float">
            <text:p>133.6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8328" calcext:value-type="float">
            <text:p>133.6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6512" calcext:value-type="float">
            <text:p>133.6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9832" calcext:value-type="float">
            <text:p>133.5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5448" calcext:value-type="float">
            <text:p>133.5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6888" calcext:value-type="float">
            <text:p>133.5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1648" calcext:value-type="float">
            <text:p>133.5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7744" calcext:value-type="float">
            <text:p>133.5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908" calcext:value-type="float">
            <text:p>133.6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336" calcext:value-type="float">
            <text:p>133.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4592" calcext:value-type="float">
            <text:p>133.5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656" calcext:value-type="float">
            <text:p>133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2504" calcext:value-type="float">
            <text:p>133.5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1544" calcext:value-type="float">
            <text:p>133.5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7368" calcext:value-type="float">
            <text:p>133.6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0312" calcext:value-type="float">
            <text:p>133.5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2128" calcext:value-type="float">
            <text:p>133.6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6992" calcext:value-type="float">
            <text:p>133.6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956" calcext:value-type="float">
            <text:p>133.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0896" calcext:value-type="float">
            <text:p>133.6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1272" calcext:value-type="float">
            <text:p>133.6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6992" calcext:value-type="float">
            <text:p>133.6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8808" calcext:value-type="float">
            <text:p>133.7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8224" calcext:value-type="float">
            <text:p>133.6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656" calcext:value-type="float">
            <text:p>133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6136" calcext:value-type="float">
            <text:p>133.6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656" calcext:value-type="float">
            <text:p>133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004" calcext:value-type="float">
            <text:p>133.6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052" calcext:value-type="float">
            <text:p>133.7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6136" calcext:value-type="float">
            <text:p>133.6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6616" calcext:value-type="float">
            <text:p>133.7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0896" calcext:value-type="float">
            <text:p>133.6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2712" calcext:value-type="float">
            <text:p>133.7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2712" calcext:value-type="float">
            <text:p>133.7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1" calcext:value-type="float">
            <text:p>133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0144" calcext:value-type="float">
            <text:p>133.7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6616" calcext:value-type="float">
            <text:p>133.7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7096" calcext:value-type="float">
            <text:p>133.7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5384" calcext:value-type="float">
            <text:p>133.7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9768" calcext:value-type="float">
            <text:p>133.7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672" calcext:value-type="float">
            <text:p>133.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7576" calcext:value-type="float">
            <text:p>133.7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3568" calcext:value-type="float">
            <text:p>133.7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7472" calcext:value-type="float">
            <text:p>133.6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6992" calcext:value-type="float">
            <text:p>133.6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004" calcext:value-type="float">
            <text:p>133.6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9184" calcext:value-type="float">
            <text:p>133.6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7472" calcext:value-type="float">
            <text:p>133.6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2232" calcext:value-type="float">
            <text:p>133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2712" calcext:value-type="float">
            <text:p>133.7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2336" calcext:value-type="float">
            <text:p>133.7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1" calcext:value-type="float">
            <text:p>133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8328" calcext:value-type="float">
            <text:p>133.6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7576" calcext:value-type="float">
            <text:p>133.7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2816" calcext:value-type="float">
            <text:p>133.7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2816" calcext:value-type="float">
            <text:p>133.7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5864" calcext:value-type="float">
            <text:p>133.7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9768" calcext:value-type="float">
            <text:p>133.7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2816" calcext:value-type="float">
            <text:p>133.7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8912" calcext:value-type="float">
            <text:p>133.7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3296" calcext:value-type="float">
            <text:p>133.8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5488" calcext:value-type="float">
            <text:p>133.8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4152" calcext:value-type="float">
            <text:p>133.8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6824" calcext:value-type="float">
            <text:p>133.8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4632" calcext:value-type="float">
            <text:p>133.8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6824" calcext:value-type="float">
            <text:p>133.8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5968" calcext:value-type="float">
            <text:p>133.8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4152" calcext:value-type="float">
            <text:p>133.8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0624" calcext:value-type="float">
            <text:p>133.7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8056" calcext:value-type="float">
            <text:p>133.7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9496" calcext:value-type="float">
            <text:p>133.8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4632" calcext:value-type="float">
            <text:p>133.8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5488" calcext:value-type="float">
            <text:p>133.8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5488" calcext:value-type="float">
            <text:p>133.8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244" calcext:value-type="float">
            <text:p>133.8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8536" calcext:value-type="float">
            <text:p>133.8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8056" calcext:value-type="float">
            <text:p>133.7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5592" calcext:value-type="float">
            <text:p>133.8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4736" calcext:value-type="float">
            <text:p>133.9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388" calcext:value-type="float">
            <text:p>133.9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6072" calcext:value-type="float">
            <text:p>133.9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1312" calcext:value-type="float">
            <text:p>133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0832" calcext:value-type="float">
            <text:p>133.9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6824" calcext:value-type="float">
            <text:p>133.8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5112" calcext:value-type="float">
            <text:p>133.8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9496" calcext:value-type="float">
            <text:p>133.8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34" calcext:value-type="float">
            <text:p>133.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9496" calcext:value-type="float">
            <text:p>133.8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9016" calcext:value-type="float">
            <text:p>133.8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2064" calcext:value-type="float">
            <text:p>133.8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5592" calcext:value-type="float">
            <text:p>133.8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7408" calcext:value-type="float">
            <text:p>133.9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388" calcext:value-type="float">
            <text:p>133.9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7784" calcext:value-type="float">
            <text:p>133.9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388" calcext:value-type="float">
            <text:p>133.9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5216" calcext:value-type="float">
            <text:p>133.9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5216" calcext:value-type="float">
            <text:p>133.9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2168" calcext:value-type="float">
            <text:p>133.9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2168" calcext:value-type="float">
            <text:p>133.9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8744" calcext:value-type="float">
            <text:p>133.9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4464" calcext:value-type="float">
            <text:p>134.0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5216" calcext:value-type="float">
            <text:p>133.9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3024" calcext:value-type="float">
            <text:p>133.9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4088" calcext:value-type="float">
            <text:p>134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4088" calcext:value-type="float">
            <text:p>134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0936" calcext:value-type="float">
            <text:p>133.9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1416" calcext:value-type="float">
            <text:p>134.0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272" calcext:value-type="float">
            <text:p>134.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0936" calcext:value-type="float">
            <text:p>133.9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6552" calcext:value-type="float">
            <text:p>133.9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3024" calcext:value-type="float">
            <text:p>133.9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2752" calcext:value-type="float">
            <text:p>134.0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628" calcext:value-type="float">
            <text:p>134.0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4464" calcext:value-type="float">
            <text:p>134.0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3128" calcext:value-type="float">
            <text:p>133.9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4464" calcext:value-type="float">
            <text:p>134.0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7888" calcext:value-type="float">
            <text:p>133.9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4088" calcext:value-type="float">
            <text:p>134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7136" calcext:value-type="float">
            <text:p>134.0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5048" calcext:value-type="float">
            <text:p>134.1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0664" calcext:value-type="float">
            <text:p>134.0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58" calcext:value-type="float">
            <text:p>134.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58" calcext:value-type="float">
            <text:p>134.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96" calcext:value-type="float">
            <text:p>133.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3128" calcext:value-type="float">
            <text:p>133.9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4088" calcext:value-type="float">
            <text:p>134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1624" calcext:value-type="float">
            <text:p>134.1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1144" calcext:value-type="float">
            <text:p>134.1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3232" calcext:value-type="float">
            <text:p>134.0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628" calcext:value-type="float">
            <text:p>134.0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4672" calcext:value-type="float">
            <text:p>134.1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5048" calcext:value-type="float">
            <text:p>134.1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7136" calcext:value-type="float">
            <text:p>134.0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0664" calcext:value-type="float">
            <text:p>134.0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7616" calcext:value-type="float">
            <text:p>134.0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9328" calcext:value-type="float">
            <text:p>134.0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5904" calcext:value-type="float">
            <text:p>134.1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2376" calcext:value-type="float">
            <text:p>134.0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9224" calcext:value-type="float">
            <text:p>133.9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8952" calcext:value-type="float">
            <text:p>134.1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2104" calcext:value-type="float">
            <text:p>134.1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1624" calcext:value-type="float">
            <text:p>134.1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1144" calcext:value-type="float">
            <text:p>134.1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7992" calcext:value-type="float">
            <text:p>134.0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9808" calcext:value-type="float">
            <text:p>134.0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9328" calcext:value-type="float">
            <text:p>134.0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9912" calcext:value-type="float">
            <text:p>134.1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6384" calcext:value-type="float">
            <text:p>134.1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8472" calcext:value-type="float">
            <text:p>134.0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3336" calcext:value-type="float">
            <text:p>134.1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2104" calcext:value-type="float">
            <text:p>134.1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2104" calcext:value-type="float">
            <text:p>134.1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2376" calcext:value-type="float">
            <text:p>134.0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9704" calcext:value-type="float">
            <text:p>134.0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9224" calcext:value-type="float">
            <text:p>133.9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7408" calcext:value-type="float">
            <text:p>133.9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0936" calcext:value-type="float">
            <text:p>133.9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3984" calcext:value-type="float">
            <text:p>133.9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3336" calcext:value-type="float">
            <text:p>134.1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9808" calcext:value-type="float">
            <text:p>134.0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82" calcext:value-type="float">
            <text:p>134.1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0288" calcext:value-type="float">
            <text:p>134.1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676" calcext:value-type="float">
            <text:p>134.0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4088" calcext:value-type="float">
            <text:p>134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7136" calcext:value-type="float">
            <text:p>134.0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8472" calcext:value-type="float">
            <text:p>134.0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8472" calcext:value-type="float">
            <text:p>134.0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4672" calcext:value-type="float">
            <text:p>134.1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9912" calcext:value-type="float">
            <text:p>134.1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4672" calcext:value-type="float">
            <text:p>134.1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3712" calcext:value-type="float">
            <text:p>134.0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676" calcext:value-type="float">
            <text:p>134.0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9328" calcext:value-type="float">
            <text:p>134.0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5528" calcext:value-type="float">
            <text:p>134.1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1248" calcext:value-type="float">
            <text:p>134.1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772" calcext:value-type="float">
            <text:p>134.1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4672" calcext:value-type="float">
            <text:p>134.1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9432" calcext:value-type="float">
            <text:p>134.1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4944" calcext:value-type="float">
            <text:p>134.0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5904" calcext:value-type="float">
            <text:p>134.1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8576" calcext:value-type="float">
            <text:p>134.1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536" calcext:value-type="float">
            <text:p>134.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5152" calcext:value-type="float">
            <text:p>134.1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2752" calcext:value-type="float">
            <text:p>134.0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4192" calcext:value-type="float">
            <text:p>134.1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5904" calcext:value-type="float">
            <text:p>134.1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5904" calcext:value-type="float">
            <text:p>134.1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9704" calcext:value-type="float">
            <text:p>134.0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5424" calcext:value-type="float">
            <text:p>134.0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7992" calcext:value-type="float">
            <text:p>134.0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344" calcext:value-type="float">
            <text:p>134.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4192" calcext:value-type="float">
            <text:p>134.1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7136" calcext:value-type="float">
            <text:p>134.0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4944" calcext:value-type="float">
            <text:p>134.0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492" calcext:value-type="float">
            <text:p>134.6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7344" calcext:value-type="float">
            <text:p>134.1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2744" calcext:value-type="float">
            <text:p>135.4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7576" calcext:value-type="float">
            <text:p>133.7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2296" calcext:value-type="float">
            <text:p>133.4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864" calcext:value-type="float">
            <text:p>133.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201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16" meta:object-count="0"/>
    <meta:user-defined meta:name="AppVersion">3.0</meta:user-defined>
  </office:meta>
</office:document-meta>
</file>